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rdlii, Senior (BS):</text:p>
      <text:p text:style-name="P1">[In Memory, illuminates, opens a book, clears his throat]</text:p>
      <text:p text:style-name="P2">The Terribly Troubling Trials of the Littlest Bardlii NoonStar, Newly-borne</text:p>
      <text:p text:style-name="P2">By Yours Truly, The Lone and Middling Third, Bardlii NoonStar, Senior</text:p>
      <text:p text:style-name="P2"/>
      <text:p text:style-name="P3">Wimsel, Junior (WJ): </text:p>
      <text:p text:style-name="P1">[In Memory, illuminates, sitting among stuffed and fantasitcal beasts, awaiting the story]</text:p>
      <text:p text:style-name="P1">As read to his grandaughter, Wimsel NoonStar Junior. That's me.</text:p>
      <text:p text:style-name="P1"/>
      <text:p text:style-name="P3">Wimsel, Narrator (WN):</text:p>
      <text:p text:style-name="P1">[Present, illuminates, addressing the audience directly, a touch nervous, but only a touch]</text:p>
      <text:p text:style-name="P1">... A Stageplay, as narrated by one Wimsel NoonStar-Fallweather, Late Junior (which is all me as well).</text:p>
      <text:p text:style-name="P1">[a curtsy or bow or tilt of the head]</text:p>
      <text:p text:style-name="P1">I am so very sorry to interrupt the play, especially so early -</text:p>
      <text:p text:style-name="P1"/>
      <text:p text:style-name="P3">BS:</text:p>
      <text:p text:style-name="P1">Twenty or so full words into my story, my Love, I would expect no less from you now as then.</text:p>
      <text:p text:style-name="P1"/>
      <text:p text:style-name="P3">WJ:</text:p>
      <text:p text:style-name="P1">Expect no more, you mean?</text:p>
      <text:p text:style-name="P1"/>
      <text:p text:style-name="P1"><text:span text:style-name="T2">BS:</text:span> </text:p>
      <text:p text:style-name="P1">No, I do not mean that – now let's sush quiet and let yourself speak.</text:p>
      <text:p text:style-name="P1"/>
      <text:p text:style-name="P3">WJ:</text:p>
      <text:p text:style-name="P1">This is so weird.</text:p>
      <text:p text:style-name="P1"/>
      <text:p text:style-name="P3">WN:</text:p>
      <text:p text:style-name="P1">Well, I am sorry, Grandfather NoonStar, I just- I must just explain one thing to our dear audience [they've come such a long way], and our play has a novel twist, which might confuse them - </text:p>
      <text:p text:style-name="P1"/>
      <text:p text:style-name="P1"><text:span text:style-name="T2">BS:</text:span> I know, I know, so very <text:span text:style-name="T1">novel</text:span>... </text:p>
      <text:p text:style-name="P1"/>
      <text:p text:style-name="P3">WN:</text:p>
      <text:p text:style-name="P1">- and we should not want them to be confused from the very beginning -</text:p>
      <text:p text:style-name="P1"/>
      <text:p text:style-name="P1"><text:span text:style-name="T2">WJ:</text:span> </text:p>
      <text:p text:style-name="P1">That's what happens near the end – the confusion [gestures dramatically]</text:p>
      <text:p text:style-name="P1"/>
      <text:p text:style-name="P1"><text:span text:style-name="T2">WN:</text:span> </text:p>
      <text:p text:style-name="P1">Wimsel! Say no more! [<text:span text:style-name="T2">BS</text:span> is holding his forehead now] We can't give away anything of the ending, not so near the beginning of everything - </text:p>
      <text:p text:style-name="P1"/>
      <text:p text:style-name="P1"/>
      <text:p text:style-name="P1"/>
      <text:p text:style-name="P1"/>
      <text:p text:style-name="P3"><text:soft-page-break/>BS:</text:p>
      <text:p text:style-name="P1">The newly borne boy who I was once many stars ago, was once about two-thirds my current height. Which was about one-and-seven-sixteenths of an arm tall.</text:p>
      <text:p text:style-name="P1"/>
      <text:p text:style-name="P1">Youngest Wimsel interrupts in practiced fashion</text:p>
      <text:p text:style-name="P1"><text:s/>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McGraw</meta:initial-creator>
    <meta:creation-date>2018-08-26T21:56:32.98</meta:creation-date>
    <dc:date>2018-08-27T09:12:11.28</dc:date>
    <dc:creator>Mike McGraw</dc:creator>
    <meta:editing-duration>PT11H15M37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2" meta:paragraph-count="34" meta:word-count="294" meta:character-count="1654"/>
  </office:meta>
</office:document-meta>
</file>